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d8db" officeooo:paragraph-rsid="001bd8db"/>
    </style:style>
    <style:style style:name="P2" style:family="paragraph" style:parent-style-name="Standard">
      <style:paragraph-properties fo:text-align="center" style:justify-single-word="false"/>
      <style:text-properties officeooo:rsid="0020cbe6" officeooo:paragraph-rsid="0020cbe6"/>
    </style:style>
    <style:style style:name="P3" style:family="paragraph" style:parent-style-name="Standard">
      <style:paragraph-properties fo:text-align="start" style:justify-single-word="false"/>
      <style:text-properties officeooo:rsid="00227925" officeooo:paragraph-rsid="00227925"/>
    </style:style>
    <style:style style:name="P4" style:family="paragraph" style:parent-style-name="Standard">
      <style:paragraph-properties fo:text-align="start" style:justify-single-word="false"/>
      <style:text-properties officeooo:rsid="00227925" officeooo:paragraph-rsid="002b1d14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officeooo:rsid="0025248a" officeooo:paragraph-rsid="002b1d14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officeooo:rsid="002b1d14" officeooo:paragraph-rsid="002b1d14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officeooo:rsid="002ffbcf" officeooo:paragraph-rsid="002b1d14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officeooo:rsid="0030017f" officeooo:paragraph-rsid="002b1d14"/>
    </style:style>
    <style:style style:name="T1" style:family="text">
      <style:text-properties officeooo:rsid="0024dd2f"/>
    </style:style>
    <style:style style:name="T2" style:family="text">
      <style:text-properties officeooo:rsid="0025248a"/>
    </style:style>
    <style:style style:name="T3" style:family="text">
      <style:text-properties style:text-line-through-style="none" style:text-line-through-type="none" officeooo:rsid="0025248a"/>
    </style:style>
    <style:style style:name="T4" style:family="text">
      <style:text-properties style:text-line-through-style="none" style:text-line-through-type="none" officeooo:rsid="00268f8c"/>
    </style:style>
    <style:style style:name="T5" style:family="text">
      <style:text-properties style:text-line-through-style="none" style:text-line-through-type="none" officeooo:rsid="00283cc1"/>
    </style:style>
    <style:style style:name="T6" style:family="text">
      <style:text-properties style:text-line-through-style="none" style:text-line-through-type="none" officeooo:rsid="002b1d14"/>
    </style:style>
    <style:style style:name="T7" style:family="text">
      <style:text-properties style:text-line-through-style="none" style:text-line-through-type="none" officeooo:rsid="002ca9f4"/>
    </style:style>
    <style:style style:name="T8" style:family="text">
      <style:text-properties style:text-line-through-style="none" style:text-line-through-type="none" officeooo:rsid="002ffbcf"/>
    </style:style>
    <style:style style:name="T9" style:family="text">
      <style:text-properties style:text-line-through-style="none" style:text-line-through-type="none" officeooo:rsid="0030017f"/>
    </style:style>
    <style:style style:name="T10" style:family="text">
      <style:text-properties style:text-line-through-style="none" style:text-line-through-type="none" officeooo:rsid="00303a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l Biology II – Lecture #1</text:p>
      <text:p text:style-name="P1"/>
      <text:p text:style-name="P2">Chapter 20 – Unifying Concepts of Animal Structure &amp; Function</text:p>
      <text:p text:style-name="P2"/>
      <text:p text:style-name="P3">-Introduction</text:p>
      <text:p text:style-name="P3"><text:tab/>-<text:span text:style-name="T1">Does evolution lead to the perfect animal form?</text:span></text:p>
      <text:p text:style-name="P3"><text:tab/><text:tab/>-Physical structures are adaptations</text:p>
      <text:p text:style-name="P3"><text:tab/><text:tab/><text:tab/>-Enhance an animal’s chances of survival and reproduction</text:p>
      <text:p text:style-name="P3"><text:tab/><text:tab/>-Correlation of structure and function – major theme of Bio</text:p>
      <text:p text:style-name="P3"><text:tab/><text:tab/>-Animal structures</text:p>
      <text:p text:style-name="P3"><text:tab/><text:tab/><text:tab/>-Often just “good enough” to function</text:p>
      <text:p text:style-name="P3"><text:tab/><text:tab/><text:tab/>-Not the ultimate design</text:p>
      <text:p text:style-name="P3"><text:tab/><text:tab/><text:tab/><text:tab/>-<text:span text:style-name="T2">Example:</text:span></text:p>
      <text:p text:style-name="P3"><text:tab/><text:tab/><text:tab/><text:tab/><text:tab/><text:span text:style-name="T3">The laryngeal nerve of an adult giraffe travels from the brain, <text:tab/><text:tab/><text:tab/><text:tab/><text:tab/><text:tab/>make a U-turn around the aorta in the chest, and then extends back <text:tab/><text:tab/><text:tab/><text:tab/><text:tab/>up the neck to muscles in the </text:span><text:span text:style-name="T5">throat</text:span></text:p>
      <text:p text:style-name="P3"><text:span text:style-name="T3"><text:tab/><text:tab/><text:tab/><text:tab/><text:tab/><text:tab/>-The </text:span><text:span text:style-name="T4">throat</text:span><text:span text:style-name="T3"> is about 1 foot away from the brain</text:span></text:p>
      <text:p text:style-name="P5"><text:tab/><text:tab/><text:tab/><text:tab/><text:tab/><text:tab/>-Why, then, does the laryngeal nerve make about a 15-foot <text:tab/><text:tab/><text:tab/><text:tab/><text:tab/><text:tab/>journey?</text:p>
      <text:p text:style-name="P4"><text:span text:style-name="T3"><text:tab/><text:tab/><text:tab/>-</text:span><text:span text:style-name="T6">Adaptations that led to the varying lengths of the laryngeal nerve in tetrapods <text:tab/><text:tab/><text:tab/><text:tab/></text:span><text:span text:style-name="T10">c</text:span><text:span text:style-name="T6">an be illustrated with an analogy.</text:span></text:p>
      <text:p text:style-name="P6"><text:tab/><text:tab/><text:tab/><text:tab/>-If a table is moved away from an outlet, two options are obvious for <text:tab/><text:tab/><text:tab/><text:tab/><text:tab/>plugging in the lamp:</text:p>
      <text:p text:style-name="P4"><text:span text:style-name="T6"><text:tab/><text:tab/><text:tab/><text:tab/><text:tab/>-</text:span><text:span text:style-name="T7">Reroute the path of the cable, or lengthen it</text:span></text:p>
      <text:p text:style-name="P4"><text:span text:style-name="T7"><text:tab/><text:tab/><text:tab/></text:span><text:span text:style-name="T8">-Early embryos of fish and tetrapods are very similar</text:span></text:p>
      <text:p text:style-name="P7"><text:tab/><text:tab/><text:tab/>-In their embryos, the laryngeal nerve connects the brain to a rudimentary <text:tab/><text:tab/><text:tab/><text:tab/>structure that in:</text:p>
      <text:p text:style-name="P7"><text:tab/><text:tab/><text:tab/><text:tab/>-fish = gills</text:p>
      <text:p text:style-name="P7"><text:tab/><text:tab/><text:tab/><text:tab/>-tetrapods = larynx</text:p>
      <text:p text:style-name="P7"><text:tab/><text:tab/><text:tab/>-In these embryos, the nerve hooks under the aorta</text:p>
      <text:p text:style-name="P7"><text:tab/><text:tab/><text:tab/><text:tab/>-This is not problematic in fish because they do not have necks</text:p>
      <text:p text:style-name="P4"><text:span text:style-name="T8"><text:tab/><text:tab/><text:tab/><text:tab/>-But in tetrapods, the aorta ends up in the chest, </text:span><text:span text:style-name="T9">resulting in an elongated</text:span></text:p>
      <text:p text:style-name="P8"><text:tab/><text:tab/><text:tab/><text:tab/>laryngeal nerve in tetrapods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09:34:52.359212003</meta:creation-date>
    <dc:date>2018-01-29T21:08:35.891943287</dc:date>
    <meta:editing-duration>PT42M57S</meta:editing-duration>
    <meta:editing-cycles>16</meta:editing-cycles>
    <meta:generator>LibreOffice/5.3.7.2.0$Linux_X86_64 LibreOffice_project/30m0$Build-2</meta:generator>
    <meta:document-statistic meta:table-count="0" meta:image-count="0" meta:object-count="0" meta:page-count="1" meta:paragraph-count="25" meta:word-count="225" meta:character-count="1429" meta:non-whitespace-character-count="1118"/>
  </office:meta>
</office:document-meta>
</file>